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9.648cm"/>
    </style:style>
    <style:style style:name="co3" style:family="table-column">
      <style:table-column-properties fo:break-before="auto" style:column-width="8.26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5.1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  <style:map style:condition="cell-content()=&quot;Valide&quot;" style:apply-style-name="Ok" style:base-cell-address="bns2022.D1"/>
      <style:map style:condition="cell-content()=&quot;Buggé&quot;" style:apply-style-name="Bug" style:base-cell-address="bns2022.D1"/>
      <style:map style:condition="cell-content()=&quot;Problématique&quot;" style:apply-style-name="Pb" style:base-cell-address="bns2022.D1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Valide&quot;" style:apply-style-name="Ok" style:base-cell-address="bns2022.D1"/>
      <style:map style:condition="cell-content()=&quot;Buggé&quot;" style:apply-style-name="Bug" style:base-cell-address="bns2022.D1"/>
      <style:map style:condition="cell-content()=&quot;Problématique&quot;" style:apply-style-name="Pb" style:base-cell-address="bns2022.D1"/>
    </style:style>
    <style:style style:name="ce1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map style:condition="cell-content()=&quot;Valide&quot;" style:apply-style-name="Ok" style:base-cell-address="bns2022.D1"/>
      <style:map style:condition="cell-content()=&quot;Buggé&quot;" style:apply-style-name="Bug" style:base-cell-address="bns2022.D1"/>
      <style:map style:condition="cell-content()=&quot;Problématique&quot;" style:apply-style-name="Pb" style:base-cell-address="bns2022.D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Valide&quot;" style:apply-style-name="Ok" style:base-cell-address="bns2022.D1"/>
      <style:map style:condition="cell-content()=&quot;Buggé&quot;" style:apply-style-name="Bug" style:base-cell-address="bns2022.D1"/>
      <style:map style:condition="cell-content()=&quot;Problématique&quot;" style:apply-style-name="Pb" style:base-cell-address="bns2022.D1"/>
    </style:style>
    <style:style style:name="ce1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Valide&quot;;&quot;Problématique&quot;;&quot;Buggé&quot;)" table:allow-empty-cell="true" table:display-list="unsorted" table:base-cell-address="bns2022.D2">
          <table:error-message table:message-type="stop" table:display="true"/>
        </table:content-validation>
      </table:content-validations>
      <table:table table:name="bns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Thème exercice 1</text:p>
          </table:table-cell>
          <table:table-cell table:style-name="ce1" office:value-type="string" calcext:value-type="string">
            <text:p>Thème exercice 2</text:p>
          </table:table-cell>
          <table:table-cell table:style-name="ce3" office:value-type="string" calcext:value-type="string">
            <text:p>Appréciation</text:p>
          </table:table-cell>
          <table:table-cell table:style-name="ce1" office:value-type="string" calcext:value-type="string">
            <text:p>Commentaire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s/>Recherche d'occurrences</text:p>
          </table:table-cell>
          <table:table-cell table:style-name="ce2" office:value-type="string" calcext:value-type="string">
            <text:p><text:s/>Rendu de monnaie récursif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Paramètre par défaut mutable</text:p>
          </table:table-cell>
          <table:table-cell table:number-columns-repeated="1019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table:style-name="ce2" office:value-type="string" calcext:value-type="string">
            <text:p><text:s/>Calcul d'une moyenne</text:p>
          </table:table-cell>
          <table:table-cell table:style-name="ce2" office:value-type="string" calcext:value-type="string">
            <text:p><text:s/>Triangle de Pascal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2 difficile et très mathématique</text:p>
          </table:table-cell>
          <table:table-cell table:number-columns-repeated="1019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table:style-name="ce2" office:value-type="string" calcext:value-type="string">
            <text:p><text:s/>Codage par différence</text:p>
          </table:table-cell>
          <table:table-cell table:style-name="ce2" office:value-type="string" calcext:value-type="string">
            <text:p><text:s/>Arbre binaire et expression arithmétique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Bug dans le code à compléter</text:p>
          </table:table-cell>
          <table:table-cell table:number-columns-repeated="1019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table:style-name="ce2" office:value-type="string" calcext:value-type="string">
            <text:p><text:s/>Entiers consécutifs dans un tableau</text:p>
          </table:table-cell>
          <table:table-cell table:style-name="ce2" office:value-type="string" calcext:value-type="string">
            <text:p><text:s/>Codage d'une image en liste de list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Présence d’un « return » sec</text:p>
          </table:table-cell>
          <table:table-cell table:number-columns-repeated="1019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table:style-name="ce2" office:value-type="string" calcext:value-type="string">
            <text:p><text:s/>Recherche du minimum et du maximum</text:p>
          </table:table-cell>
          <table:table-cell table:style-name="ce2" office:value-type="string" calcext:value-type="string">
            <text:p><text:s/>POO : cartes et paquet de cartes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Faute de frappe, position des docstring, instruction « assert » <text:s/>à placer pas claires</text:p>
          </table:table-cell>
          <table:table-cell table:number-columns-repeated="1019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table:style-name="ce2" office:value-type="string" calcext:value-type="string">
            <text:p><text:s/>Valeur et indice du maximum dans une liste</text:p>
          </table:table-cell>
          <table:table-cell table:style-name="ce2" office:value-type="string" calcext:value-type="string">
            <text:p><text:s/>Recherche textuelle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Recherche textuelle pas dans les entrées prépondérantes. Pas de consigne pour la liste vide</text:p>
          </table:table-cell>
          <table:table-cell table:number-columns-repeated="1019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table:style-name="ce2" office:value-type="string" calcext:value-type="string">
            <text:p><text:s/>Conversion binaire/décimal</text:p>
          </table:table-cell>
          <table:table-cell table:style-name="ce2" office:value-type="string" calcext:value-type="string">
            <text:p><text:s/>Tri à bulles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Tri à bulles hors programme. Instruction « return » sur un objet mutable</text:p>
          </table:table-cell>
          <table:table-cell table:number-columns-repeated="1019"/>
        </table:table-row>
        <table:table-row table:style-name="ro1">
          <table:table-cell table:style-name="ce8" table:formula="of:=[.A8]+1" office:value-type="float" office:value="8" calcext:value-type="float">
            <text:p>8</text:p>
          </table:table-cell>
          <table:table-cell table:style-name="ce8" office:value-type="string" calcext:value-type="string">
            <text:p><text:s/>Recherche de la première occurrence</text:p>
          </table:table-cell>
          <table:table-cell table:style-name="ce8" office:value-type="string" calcext:value-type="string">
            <text:p><text:s/>Insertion dans une liste trié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 office:value-type="string" calcext:value-type="string">
            <text:p>Préciser que « list(tab) » fait une copie ?</text:p>
          </table:table-cell>
          <table:table-cell table:style-name="ce13" table:number-columns-repeated="1019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2" office:value-type="string" calcext:value-type="string">
            <text:p><text:s/>Suite de Collatz</text:p>
          </table:table-cell>
          <table:table-cell table:style-name="ce2" office:value-type="string" calcext:value-type="string">
            <text:p><text:s/>Codage d'un mot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Les élèves ne suivant pas la spé maths ne connaissent pas les suites</text:p>
          </table:table-cell>
          <table:table-cell table:number-columns-repeated="1019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table:style-name="ce2" office:value-type="string" calcext:value-type="string">
            <text:p><text:s/>Nombre d'occurrence avec un dictionnaire</text:p>
          </table:table-cell>
          <table:table-cell table:style-name="ce2" office:value-type="string" calcext:value-type="string">
            <text:p><text:s/>Fusion de deux listes triées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Faut de frappe, exercice 2 assez difficile</text:p>
          </table:table-cell>
          <table:table-cell table:number-columns-repeated="1019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table:style-name="ce2" office:value-type="string" calcext:value-type="string">
            <text:p><text:s/>Recherche dichotomique</text:p>
          </table:table-cell>
          <table:table-cell table:style-name="ce2" office:value-type="string" calcext:value-type="string">
            <text:p><text:s/>Code de César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1 difficile</text:p>
          </table:table-cell>
          <table:table-cell table:number-columns-repeated="1019"/>
        </table:table-row>
        <table:table-row table:style-name="ro1">
          <table:table-cell table:style-name="ce8" table:formula="of:=[.A12]+1" office:value-type="float" office:value="12" calcext:value-type="float">
            <text:p>12</text:p>
          </table:table-cell>
          <table:table-cell table:style-name="ce8" office:value-type="string" calcext:value-type="string">
            <text:p><text:s/>Calcul d'une moyenne</text:p>
          </table:table-cell>
          <table:table-cell table:style-name="ce8" office:value-type="string" calcext:value-type="string">
            <text:p><text:s/>Séparation des 0 et des 1 dans une list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 office:value-type="string" calcext:value-type="string">
            <text:p>Cas du tableau vide ?</text:p>
          </table:table-cell>
          <table:table-cell table:style-name="ce13" table:number-columns-repeated="1019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table:style-name="ce2" office:value-type="string" calcext:value-type="string">
            <text:p><text:s/>Rendu de monnaie</text:p>
          </table:table-cell>
          <table:table-cell table:style-name="ce2" office:value-type="string" calcext:value-type="string">
            <text:p><text:s/>POO : gestion d'une fil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1 difficile, implémentation inhabituelle et complexe des files</text:p>
          </table:table-cell>
          <table:table-cell table:number-columns-repeated="1019"/>
        </table:table-row>
        <table:table-row table:style-name="ro1">
          <table:table-cell table:style-name="ce8" table:formula="of:=[.A14]+1" office:value-type="float" office:value="14" calcext:value-type="float">
            <text:p>14</text:p>
          </table:table-cell>
          <table:table-cell table:style-name="ce8" office:value-type="string" calcext:value-type="string">
            <text:p><text:s/>Mots correspodants à un motif</text:p>
          </table:table-cell>
          <table:table-cell table:style-name="ce8" office:value-type="string" calcext:value-type="string">
            <text:p><text:s/>Recherche d'un cycl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8" table:formula="of:=[.A15]+1" office:value-type="float" office:value="15" calcext:value-type="float">
            <text:p>15</text:p>
          </table:table-cell>
          <table:table-cell table:style-name="ce8" office:value-type="string" calcext:value-type="string">
            <text:p><text:s/>Nombre de répétitions d'un élément</text:p>
          </table:table-cell>
          <table:table-cell table:style-name="ce8" office:value-type="string" calcext:value-type="string">
            <text:p><text:s/>Conversion en binair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8" table:formula="of:=[.A16]+1" office:value-type="float" office:value="16" calcext:value-type="float">
            <text:p>16</text:p>
          </table:table-cell>
          <table:table-cell table:style-name="ce8" office:value-type="string" calcext:value-type="string">
            <text:p><text:s/>Maximum d'un élément dans une liste</text:p>
          </table:table-cell>
          <table:table-cell table:style-name="ce8" office:value-type="string" calcext:value-type="string">
            <text:p><text:s/>Structure de données : piles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table:style-name="ce2" office:value-type="string" calcext:value-type="string">
            <text:p><text:s/>Nombre de mots dans une phrase</text:p>
          </table:table-cell>
          <table:table-cell table:style-name="ce2" office:value-type="string" calcext:value-type="string">
            <text:p><text:s/>POO : arbre binaire de recherche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Paramètre par défaut mutable</text:p>
          </table:table-cell>
          <table:table-cell table:number-columns-repeated="1019"/>
        </table:table-row>
        <table:table-row table:style-name="ro1">
          <table:table-cell table:style-name="ce8" table:formula="of:=[.A18]+1" office:value-type="float" office:value="18" calcext:value-type="float">
            <text:p>18</text:p>
          </table:table-cell>
          <table:table-cell table:style-name="ce8" office:value-type="string" calcext:value-type="string">
            <text:p><text:s/>Minimum d'une liste de températures</text:p>
          </table:table-cell>
          <table:table-cell table:style-name="ce8" office:value-type="string" calcext:value-type="string">
            <text:p><text:s/>Palindrom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8" table:formula="of:=[.A19]+1" office:value-type="float" office:value="19" calcext:value-type="float">
            <text:p>19</text:p>
          </table:table-cell>
          <table:table-cell table:style-name="ce8" office:value-type="string" calcext:value-type="string">
            <text:p><text:s/>Multiplications avec uniquement additions et soustractions</text:p>
          </table:table-cell>
          <table:table-cell table:style-name="ce8" office:value-type="string" calcext:value-type="string">
            <text:p><text:s/>Recherche dichotomiqu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table:style-name="ce2" office:value-type="string" calcext:value-type="string">
            <text:p><text:s/>Ou exclusif entre deux tableaux</text:p>
          </table:table-cell>
          <table:table-cell table:style-name="ce2" office:value-type="string" calcext:value-type="string">
            <text:p><text:s/>POO : Test de carrés magiques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Paramètre par défaut mutable</text:p>
          </table:table-cell>
          <table:table-cell table:number-columns-repeated="1019"/>
        </table:table-row>
        <table:table-row table:style-name="ro1">
          <table:table-cell table:style-name="ce8" table:formula="of:=[.A21]+1" office:value-type="float" office:value="21" calcext:value-type="float">
            <text:p>21</text:p>
          </table:table-cell>
          <table:table-cell table:style-name="ce8" office:value-type="string" calcext:value-type="string">
            <text:p><text:s/>Multiplications avec uniquement additions et soustractions</text:p>
          </table:table-cell>
          <table:table-cell table:style-name="ce8" office:value-type="string" calcext:value-type="string">
            <text:p><text:s/>Recherche dichotomique dans un tableau trié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table:style-name="ce2" office:value-type="string" calcext:value-type="string">
            <text:p><text:s/>Ecriture d'une chaîne de caractères à l'envers</text:p>
          </table:table-cell>
          <table:table-cell table:style-name="ce2" office:value-type="string" calcext:value-type="string">
            <text:p><text:s/>Crible d'Eratosthèn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2 difficile et très mathématique</text:p>
          </table:table-cell>
          <table:table-cell table:number-columns-repeated="1019"/>
        </table:table-row>
        <table:table-row table:style-name="ro1">
          <table:table-cell table:style-name="ce8" table:formula="of:=[.A23]+1" office:value-type="float" office:value="23" calcext:value-type="float">
            <text:p>23</text:p>
          </table:table-cell>
          <table:table-cell table:style-name="ce8" office:value-type="string" calcext:value-type="string">
            <text:p><text:s/>Maximum des valeurs d'un dictionnaire</text:p>
          </table:table-cell>
          <table:table-cell table:style-name="ce8" office:value-type="string" calcext:value-type="string">
            <text:p><text:s/>POO : pile pour noter une expression arithmétiqu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 office:value-type="string" calcext:value-type="string">
            <text:p>Ex 1 : plusieurs clés peuvent être associées à la valeur max</text:p>
          </table:table-cell>
          <table:table-cell table:style-name="ce13" table:number-columns-repeated="1019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table:style-name="ce2" office:value-type="string" calcext:value-type="string">
            <text:p><text:s/>Maximum des éléments d'une liste</text:p>
          </table:table-cell>
          <table:table-cell table:style-name="ce2" office:value-type="string" calcext:value-type="string">
            <text:p><text:s/>POO : expression bien parenthésée et piles</text:p>
          </table:table-cell>
          <table:table-cell table:style-name="ce4" table:content-validation-name="val1" office:value-type="string" calcext:value-type="string">
            <text:p>Buggé</text:p>
          </table:table-cell>
          <table:table-cell table:style-name="ce2" office:value-type="string" calcext:value-type="string">
            <text:p>Paramètre par défaut mutable</text:p>
          </table:table-cell>
          <table:table-cell table:number-columns-repeated="1019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table:style-name="ce2" office:value-type="string" calcext:value-type="string">
            <text:p><text:s/>Traitement de données en tables</text:p>
          </table:table-cell>
          <table:table-cell table:style-name="ce2" office:value-type="string" calcext:value-type="string">
            <text:p><text:s/>Recherche récursive dans un tableau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2 difficile</text:p>
          </table:table-cell>
          <table:table-cell table:number-columns-repeated="1019"/>
        </table:table-row>
        <table:table-row table:style-name="ro1">
          <table:table-cell table:style-name="ce8" table:formula="of:=[.A26]+1" office:value-type="float" office:value="26" calcext:value-type="float">
            <text:p>26</text:p>
          </table:table-cell>
          <table:table-cell table:style-name="ce8" office:value-type="string" calcext:value-type="string">
            <text:p><text:s/>Minimum des éléments d'une liste</text:p>
          </table:table-cell>
          <table:table-cell table:style-name="ce8" office:value-type="string" calcext:value-type="string">
            <text:p><text:s/>Séparation des 0 et des 1 dans une list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table:style-name="ce2" office:value-type="string" calcext:value-type="string">
            <text:p><text:s/>Taille d'un arbre binaire représenté par un dictionnaire</text:p>
          </table:table-cell>
          <table:table-cell table:style-name="ce2" office:value-type="string" calcext:value-type="string">
            <text:p><text:s/>Tri par sélection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1 difficile</text:p>
          </table:table-cell>
          <table:table-cell table:number-columns-repeated="1019"/>
        </table:table-row>
        <table:table-row table:style-name="ro1">
          <table:table-cell table:style-name="ce8" table:formula="of:=[.A28]+1" office:value-type="float" office:value="28" calcext:value-type="float">
            <text:p>28</text:p>
          </table:table-cell>
          <table:table-cell table:style-name="ce8" office:value-type="string" calcext:value-type="string">
            <text:p><text:s/>Calcul de moyenne</text:p>
          </table:table-cell>
          <table:table-cell table:style-name="ce8" office:value-type="string" calcext:value-type="string">
            <text:p><text:s/>Conversion decimal en binair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table:style-name="ce2" office:value-type="string" calcext:value-type="string">
            <text:p><text:s/>Termes de la suite de Fibonacci</text:p>
          </table:table-cell>
          <table:table-cell table:style-name="ce2" office:value-type="string" calcext:value-type="string">
            <text:p><text:s/>Recherche de maximum dans une list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1 mathématique. Ex2 très mauvaise pratique de programmation</text:p>
          </table:table-cell>
          <table:table-cell table:number-columns-repeated="1019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table:style-name="ce2" office:value-type="string" calcext:value-type="string">
            <text:p><text:s/>Fusion de deux listes déjà triées</text:p>
          </table:table-cell>
          <table:table-cell table:style-name="ce2" office:value-type="string" calcext:value-type="string">
            <text:p><text:s/>Conversion numération romain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1 difficile. Ex2 pb indentation, utilisation des slices</text:p>
          </table:table-cell>
          <table:table-cell table:number-columns-repeated="1019"/>
        </table:table-row>
        <table:table-row table:style-name="ro1">
          <table:table-cell table:style-name="ce8" table:formula="of:=[.A31]+1" office:value-type="float" office:value="31" calcext:value-type="float">
            <text:p>31</text:p>
          </table:table-cell>
          <table:table-cell table:style-name="ce8" office:value-type="string" calcext:value-type="string">
            <text:p><text:s/>Nombre d'occurrence d'un élément dans une liste</text:p>
          </table:table-cell>
          <table:table-cell table:style-name="ce8" office:value-type="string" calcext:value-type="string">
            <text:p><text:s/>Rendu de monnai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table:style-name="ce2" office:value-type="string" calcext:value-type="string">
            <text:p><text:s/>Dernière occurrence d'un élément dans une liste</text:p>
          </table:table-cell>
          <table:table-cell table:style-name="ce2" office:value-type="string" calcext:value-type="string">
            <text:p><text:s/>POO : adresse IP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Methode split ?</text:p>
          </table:table-cell>
          <table:table-cell table:number-columns-repeated="1019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table:style-name="ce2" office:value-type="string" calcext:value-type="string">
            <text:p><text:s/>Conversion binaire décimal</text:p>
          </table:table-cell>
          <table:table-cell table:style-name="ce2" office:value-type="string" calcext:value-type="string">
            <text:p><text:s/>Tri par insertion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Return de liste, notation L[0,j-1] en commentaire</text:p>
          </table:table-cell>
          <table:table-cell table:number-columns-repeated="1019"/>
        </table:table-row>
        <table:table-row table:style-name="ro1">
          <table:table-cell table:style-name="ce8" table:formula="of:=[.A34]+1" office:value-type="float" office:value="34" calcext:value-type="float">
            <text:p>34</text:p>
          </table:table-cell>
          <table:table-cell table:style-name="ce8" office:value-type="string" calcext:value-type="string">
            <text:p><text:s/>Lettre la plus fréquente dans un texte</text:p>
          </table:table-cell>
          <table:table-cell table:style-name="ce8" office:value-type="string" calcext:value-type="string">
            <text:p><text:s/>Représentation d'une image par une liste de listes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8" table:formula="of:=[.A35]+1" office:value-type="float" office:value="35" calcext:value-type="float">
            <text:p>35</text:p>
          </table:table-cell>
          <table:table-cell table:style-name="ce8" office:value-type="string" calcext:value-type="string">
            <text:p><text:s/>Calcul d'une moyenne</text:p>
          </table:table-cell>
          <table:table-cell table:style-name="ce8" office:value-type="string" calcext:value-type="string">
            <text:p><text:s/>Recherche dichotomique</text:p>
          </table:table-cell>
          <table:table-cell table:style-name="ce11" table:content-validation-name="val1" office:value-type="string" calcext:value-type="string">
            <text:p>Valide</text:p>
          </table:table-cell>
          <table:table-cell table:style-name="ce8"/>
          <table:table-cell table:style-name="ce13" table:number-columns-repeated="1019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table:style-name="ce2" office:value-type="string" calcext:value-type="string">
            <text:p><text:s/>Dernière occurrence d'un élément dans une liste</text:p>
          </table:table-cell>
          <table:table-cell table:style-name="ce2" office:value-type="string" calcext:value-type="string">
            <text:p><text:s/>Calcul de la distance entre deux points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Maths, égalité entre flottant</text:p>
          </table:table-cell>
          <table:table-cell table:number-columns-repeated="1019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table:style-name="ce2" office:value-type="string" calcext:value-type="string">
            <text:p><text:s/>Vérification si une liste est triée ou non</text:p>
          </table:table-cell>
          <table:table-cell table:style-name="ce2" office:value-type="string" calcext:value-type="string">
            <text:p><text:s/>Comptabilisation de votes (dictionnaires)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rreur dans un test </text:p>
          </table:table-cell>
          <table:table-cell table:number-columns-repeated="1019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table:style-name="ce2" office:value-type="string" calcext:value-type="string">
            <text:p><text:s/>Tri par sélection</text:p>
          </table:table-cell>
          <table:table-cell table:style-name="ce2" office:value-type="string" calcext:value-type="string">
            <text:p><text:s/>Jeu du nombre mystèr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ercice 1 difficile</text:p>
          </table:table-cell>
          <table:table-cell table:number-columns-repeated="1019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table:style-name="ce2" office:value-type="string" calcext:value-type="string">
            <text:p><text:s/>Calcul d'une moyenne</text:p>
          </table:table-cell>
          <table:table-cell table:style-name="ce2" office:value-type="string" calcext:value-type="string">
            <text:p><text:s/>Représentation d'une image par une liste de liste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Différence code fourni/pdf</text:p>
          </table:table-cell>
          <table:table-cell table:number-columns-repeated="1019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table:style-name="ce2" office:value-type="string" calcext:value-type="string">
            <text:p><text:s/>Recherche d'un élément dans une liste</text:p>
          </table:table-cell>
          <table:table-cell table:style-name="ce2" office:value-type="string" calcext:value-type="string">
            <text:p><text:s/>Calcul de moyennes (dictionnaires)</text:p>
          </table:table-cell>
          <table:table-cell table:style-name="ce4" table:content-validation-name="val1" office:value-type="string" calcext:value-type="string">
            <text:p>Problématique</text:p>
          </table:table-cell>
          <table:table-cell table:style-name="ce2" office:value-type="string" calcext:value-type="string">
            <text:p>Ex2 difficile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ns2022.D1:bns2022.D1048576">
            <calcext:condition calcext:apply-style-name="Ok" calcext:value="=&quot;Valide&quot;" calcext:base-cell-address="bns2022.D1"/>
            <calcext:condition calcext:apply-style-name="Bug" calcext:value="=&quot;Buggé&quot;" calcext:base-cell-address="bns2022.D1"/>
            <calcext:condition calcext:apply-style-name="Pb" calcext:value="=&quot;Problématique&quot;" calcext:base-cell-address="bns2022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Ok" style:family="table-cell" style:parent-style-name="Default">
      <style:text-properties fo:color="#395511" fo:font-weight="bold"/>
    </style:style>
    <style:style style:name="Bug" style:family="table-cell" style:parent-style-name="Default">
      <style:text-properties fo:color="#8d281e" fo:font-weight="bold"/>
    </style:style>
    <style:style style:name="Pb" style:family="table-cell" style:parent-style-name="Default">
      <style:text-properties fo:color="#b85c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17:10:12.122324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0T21:01:33.161704385</dc:date>
    <meta:editing-duration>PT11H10M43S</meta:editing-duration>
    <meta:editing-cycles>5</meta:editing-cycles>
    <meta:generator>LibreOffice/6.4.7.2$Linux_X86_64 LibreOffice_project/40$Build-2</meta:generator>
    <meta:document-statistic meta:table-count="1" meta:cell-count="194" meta:object-count="0"/>
  </office:meta>
</office:document-meta>
</file>